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sup>
            <mi>e</mi>
            <mrow>
              <mi>ln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i>ln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sup>
        </mtd>
      </mtr>
      <mtr>
        <mtd>
          <mrow/>
        </mtd>
      </mtr>
      <mtr>
        <mtd>
          <mrow>
            <mspace width="0.5em"/>
            <mo stretchy="false">=</mo>
            <mrow>
              <msup>
                <mi>e</mi>
                <mrow>
                  <mi>ln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sup>
              <mo stretchy="false">∗</mo>
              <msup>
                <mi>e</mi>
                <mrow>
                  <mi>ln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i>a</mi>
              <mo stretchy="false">∗</mo>
              <mi>b</mi>
            </mrow>
          </mrow>
        </mtd>
      </mtr>
      <mtr>
        <mtd>
          <mrow/>
        </mtd>
      </mtr>
      <mtr>
        <mtd>
          <mrow>
            <mspace width="0.5em"/>
            <mo stretchy="false">=</mo>
            <msup>
              <mi>e</mi>
              <mrow>
                <mi>ln</mi>
                <mrow>
                  <mo fence="true" stretchy="false">(</mo>
                  <mrow>
                    <mrow>
                      <mi>a</mi>
                      <mo stretchy="false">∗</mo>
                      <mi>b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p>
                <mi>e</mi>
                <mrow>
                  <mi>ln</mi>
                  <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sup>
              <mo stretchy="false">=</mo>
              <msup>
                <mi>e</mi>
                <mrow>
                  <mi>ln</mi>
                  <mrow>
                    <mo fence="true" stretchy="false">(</mo>
                    <mrow>
                      <mrow>
                        <mi>a</mi>
                        <mo stretchy="false">∗</mo>
                        <mi>b</mi>
                      </mrow>
                    </mrow>
                    <mo fence="true" stretchy="false">)</mo>
                  </mrow>
                </mrow>
              </msup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sup>
                    <mi>e</mi>
                    <mrow>
                      <mi>ln</mi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</msup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row>
                    <mi>ln</mi>
                    <mrow>
                      <mo fence="true" stretchy="false">(</mo>
                      <mrow>
                        <mrow>
                          <mi>a</mi>
                          <mo stretchy="false">∗</mo>
                          <mi>b</mi>
                        </mrow>
                      </mrow>
                      <mo fence="true" stretchy="false">)</mo>
                    </mrow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a</mi>
                  <mo stretchy="false">∗</mo>
                  <mi>b</mi>
                </mrow>
              </mrow>
              <mo fence="true" stretchy="false">)</mo>
            </mrow>
          </mrow>
        </mtd>
      </mtr>
    </mtable>
    <annotation encoding="StarMath 5.0">e^{ ln(a)+ln(b) }
newline
newline
`=e^{ ln(a)}*e^{ln(b) }
newline
newline
`=a*b
newline
newline
`=e^{ln(a*b)}
newline
newline
drarrow e^{ ln(a)+ln(b) }=e^{ln(a*b)}
newline
newline
drarrow ln(e^{ ln(a)+ln(b) })=ln(e^{ln(a*b)})
newline
newline
drarrow ln(a)+ln(b)=ln(a*b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0:51:15.603541391</meta:creation-date>
    <meta:generator>LibreOffice/6.4.3.2$Linux_X86_64 LibreOffice_project/40$Build-2</meta:generator>
    <dc:date>2020-05-14T20:53:53.955706382</dc:date>
    <meta:editing-duration>PT2M36S</meta:editing-duration>
    <meta:editing-cycles>5</meta:editing-cycles>
  </office:meta>
</office:document-meta>
</file>